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4219" officeooo:paragraph-rsid="00184219"/>
    </style:style>
    <style:style style:name="P2" style:family="paragraph" style:parent-style-name="Standard">
      <style:text-properties officeooo:rsid="00184219" officeooo:paragraph-rsid="00184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pita git link ---&gt;</text:p>
      <text:p text:style-name="P2"/>
      <text:p text:style-name="P1">git clone <text:a xlink:type="simple" xlink:href="http://10.10.16.125:8929/b113user02/wipro_project.git" text:style-name="Internet_20_link" text:visited-style-name="Visited_20_Internet_20_Link">http://10.10.16.125:8929/b113user02/wipro_project.git</text:a></text:p>
      <text:p text:style-name="P1"/>
      <text:p text:style-name="P1"/>
      <text:p text:style-name="P1">git remote add origin http://10.10.16.125:8929/b113user02/wipro_project.git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3:24:54.230865803</meta:creation-date>
    <dc:date>2024-06-30T23:50:19.373061747</dc:date>
    <meta:editing-duration>PT15M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3" meta:character-count="158" meta:non-whitespace-character-count="149"/>
  </office:meta>
</office:document-meta>
</file>